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family="Eurostile" style:font-pitch="variable" fo:font-size="60pt" style:font-size-asian="60pt" style:font-size-complex="60pt"/>
    </style:style>
    <style:style style:name="T1" style:family="text">
      <style:text-properties fo:font-family="Eurostile" style:font-pitch="variable" fo:font-size="60pt" style:font-size-asian="60pt" style:font-size-complex="60pt"/>
    </style:style>
    <style:style style:name="T2" style:family="text">
      <style:text-properties fo:font-family="Eurostile" style:font-pitch="variable" fo:font-size="44pt" style:font-size-asian="44pt" style:font-size-complex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88cm" svg:height="16.932cm" svg:x="1.2cm" svg:y="2.034cm">
          <draw:image xlink:href="../sr-hosted.png" xlink:type="simple" xlink:show="embed" xlink:actuate="onLoad">
            <text:p/>
          </draw:image>
        </draw:frame>
        <draw:frame draw:style-name="gr2" draw:text-style-name="P3" draw:layer="layout" svg:width="6.213cm" svg:height="2.524cm" svg:x="17.636cm" svg:y="2.3cm">
          <draw:text-box>
            <text:p text:style-name="P2"><text:span text:style-name="T1">Toilets</text:span></text:p>
          </draw:text-box>
        </draw:frame>
        <draw:frame draw:style-name="gr2" draw:layer="layout" svg:width="5.667cm" svg:height="1.923cm" svg:x="17.909cm" svg:y="16.577cm">
          <draw:text-box>
            <text:p text:style-name="P2"><text:span text:style-name="T2">this wa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Peter Law</meta:initial-creator>
    <meta:creation-date>2009-04-16T16:39:14</meta:creation-date>
    <dc:creator>Peter Law</dc:creator>
    <dc:date>2009-04-16T16:59:27</dc:date>
    <meta:editing-cycles>6</meta:editing-cycles>
    <meta:editing-duration>PT19M6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